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f3f1" officeooo:paragraph-rsid="0003f3f1" style:font-weight-asian="bold" style:font-weight-complex="bold"/>
    </style:style>
    <style:style style:name="P2" style:family="paragraph" style:parent-style-name="Standard">
      <style:text-properties fo:font-weight="bold" officeooo:rsid="0003f3f1" officeooo:paragraph-rsid="000b2f25" style:font-weight-asian="bold" style:font-weight-complex="bold"/>
    </style:style>
    <style:style style:name="P3" style:family="paragraph" style:parent-style-name="Standard">
      <style:text-properties fo:font-weight="bold" officeooo:rsid="0005010d" officeooo:paragraph-rsid="0005010d" style:font-weight-asian="bold" style:font-weight-complex="bold"/>
    </style:style>
    <style:style style:name="P4" style:family="paragraph" style:parent-style-name="Standard">
      <style:text-properties officeooo:rsid="0003f3f1" officeooo:paragraph-rsid="0003f3f1"/>
    </style:style>
    <style:style style:name="P5" style:family="paragraph" style:parent-style-name="Standard">
      <style:text-properties fo:font-weight="bold" officeooo:rsid="00062e09" officeooo:paragraph-rsid="00062e09" style:font-weight-asian="bold" style:font-weight-complex="bold"/>
    </style:style>
    <style:style style:name="P6" style:family="paragraph" style:parent-style-name="Standard">
      <style:text-properties fo:font-weight="bold" officeooo:rsid="0007b66c" officeooo:paragraph-rsid="0007b66c" style:font-weight-asian="bold" style:font-weight-complex="bold"/>
    </style:style>
    <style:style style:name="P7" style:family="paragraph" style:parent-style-name="Standard">
      <style:text-properties officeooo:rsid="00062e09" officeooo:paragraph-rsid="00062e09"/>
    </style:style>
    <style:style style:name="P8" style:family="paragraph" style:parent-style-name="Standard">
      <style:text-properties officeooo:rsid="0003f3f1" officeooo:paragraph-rsid="00062e09"/>
    </style:style>
    <style:style style:name="P9" style:family="paragraph" style:parent-style-name="Standard">
      <style:text-properties officeooo:rsid="0003f3f1" officeooo:paragraph-rsid="0006371b"/>
    </style:style>
    <style:style style:name="P10" style:family="paragraph" style:parent-style-name="Standard">
      <style:text-properties officeooo:rsid="0003f3f1" officeooo:paragraph-rsid="000903e6"/>
    </style:style>
    <style:style style:name="P11" style:family="paragraph" style:parent-style-name="Standard">
      <style:text-properties fo:font-weight="bold" officeooo:rsid="00062e09" officeooo:paragraph-rsid="000903e6" style:font-weight-asian="bold" style:font-weight-complex="bold"/>
    </style:style>
    <style:style style:name="P12" style:family="paragraph" style:parent-style-name="Standard">
      <style:text-properties fo:font-weight="normal" officeooo:rsid="00062e09" officeooo:paragraph-rsid="000903e6" style:font-weight-asian="normal" style:font-weight-complex="normal"/>
    </style:style>
    <style:style style:name="P13" style:family="paragraph" style:parent-style-name="Standard">
      <style:text-properties fo:font-weight="bold" officeooo:rsid="0007b66c" officeooo:paragraph-rsid="000903e6" style:font-weight-asian="bold" style:font-weight-complex="bold"/>
    </style:style>
    <style:style style:name="P14" style:family="paragraph" style:parent-style-name="Standard">
      <style:text-properties fo:font-weight="normal" officeooo:rsid="0007b66c" officeooo:paragraph-rsid="000903e6" style:font-weight-asian="normal" style:font-weight-complex="normal"/>
    </style:style>
    <style:style style:name="P15" style:family="paragraph" style:parent-style-name="Standard">
      <style:text-properties officeooo:rsid="0003f3f1" officeooo:paragraph-rsid="000b2f25"/>
    </style:style>
    <style:style style:name="P16" style:family="paragraph" style:parent-style-name="Standard">
      <style:text-properties fo:font-weight="bold" officeooo:rsid="0007b66c" officeooo:paragraph-rsid="000b2f25" style:font-weight-asian="bold" style:font-weight-complex="bold"/>
    </style:style>
    <style:style style:name="P17" style:family="paragraph" style:parent-style-name="Standard">
      <style:text-properties fo:font-weight="normal" officeooo:rsid="0007b66c" officeooo:paragraph-rsid="000b2f25" style:font-weight-asian="normal" style:font-weight-complex="normal"/>
    </style:style>
    <style:style style:name="P18" style:family="paragraph" style:parent-style-name="Standard">
      <style:text-properties fo:font-weight="bold" officeooo:rsid="0007b66c" officeooo:paragraph-rsid="000ce5ff" style:font-weight-asian="bold" style:font-weight-complex="bold"/>
    </style:style>
    <style:style style:name="P19" style:family="paragraph" style:parent-style-name="Standard">
      <style:text-properties fo:font-weight="normal" officeooo:rsid="000d4be7" officeooo:paragraph-rsid="000d4be7" style:font-weight-asian="normal" style:font-weight-complex="normal"/>
    </style:style>
    <style:style style:name="P20" style:family="paragraph" style:parent-style-name="Standard">
      <style:text-properties fo:font-weight="bold" officeooo:rsid="000d4be7" officeooo:paragraph-rsid="000d4be7" style:font-weight-asian="bold" style:font-weight-complex="bold"/>
    </style:style>
    <style:style style:name="P21" style:family="paragraph" style:parent-style-name="Standard">
      <style:text-properties fo:font-weight="bold" officeooo:rsid="0003f3f1" officeooo:paragraph-rsid="000d4be7" style:font-weight-asian="bold" style:font-weight-complex="bold"/>
    </style:style>
    <style:style style:name="P22" style:family="paragraph" style:parent-style-name="Standard">
      <style:text-properties fo:font-weight="normal" officeooo:rsid="0003f3f1" officeooo:paragraph-rsid="000d4be7" style:font-weight-asian="normal" style:font-weight-complex="normal"/>
    </style:style>
    <style:style style:name="P23" style:family="paragraph" style:parent-style-name="Standard">
      <style:text-properties fo:font-weight="normal" officeooo:rsid="0003f3f1" officeooo:paragraph-rsid="000f0984" style:font-weight-asian="normal" style:font-weight-complex="normal"/>
    </style:style>
    <style:style style:name="P24" style:family="paragraph" style:parent-style-name="Standard">
      <style:text-properties fo:font-weight="bold" officeooo:rsid="0007b66c" officeooo:paragraph-rsid="000d4be7" style:font-weight-asian="bold" style:font-weight-complex="bold"/>
    </style:style>
    <style:style style:name="P25" style:family="paragraph" style:parent-style-name="Standard">
      <style:text-properties fo:font-weight="normal" officeooo:rsid="0007b66c" officeooo:paragraph-rsid="000f0984" style:font-weight-asian="normal" style:font-weight-complex="normal"/>
    </style:style>
    <style:style style:name="P26" style:family="paragraph" style:parent-style-name="Standard">
      <style:text-properties fo:font-weight="bold" officeooo:rsid="0007b66c" officeooo:paragraph-rsid="000f0984" style:font-weight-asian="bold" style:font-weight-complex="bold"/>
    </style:style>
    <style:style style:name="P27" style:family="paragraph" style:parent-style-name="Standard">
      <style:text-properties fo:font-weight="bold" officeooo:rsid="0003f3f1" officeooo:paragraph-rsid="00109434" style:font-weight-asian="bold" style:font-weight-complex="bold"/>
    </style:style>
    <style:style style:name="P28" style:family="paragraph" style:parent-style-name="Standard">
      <style:text-properties fo:font-weight="normal" officeooo:rsid="00109434" officeooo:paragraph-rsid="00109434" style:font-weight-asian="normal" style:font-weight-complex="normal"/>
    </style:style>
    <style:style style:name="P29" style:family="paragraph" style:parent-style-name="Standard">
      <style:text-properties fo:font-weight="bold" officeooo:rsid="0007b66c" officeooo:paragraph-rsid="00109434" style:font-weight-asian="bold" style:font-weight-complex="bold"/>
    </style:style>
    <style:style style:name="T1" style:family="text">
      <style:text-properties officeooo:rsid="00062e09"/>
    </style:style>
    <style:style style:name="T2" style:family="text">
      <style:text-properties officeooo:rsid="000b2f25"/>
    </style:style>
    <style:style style:name="T3" style:family="text">
      <style:text-properties fo:font-weight="normal" style:font-weight-asian="normal" style:font-weight-complex="normal"/>
    </style:style>
    <style:style style:name="T4" style:family="text">
      <style:text-properties officeooo:rsid="00061bb3"/>
    </style:style>
    <style:style style:name="T5" style:family="text">
      <style:text-properties officeooo:rsid="0007b66c"/>
    </style:style>
    <style:style style:name="T6" style:family="text">
      <style:text-properties fo:font-weight="bold" officeooo:rsid="0007b66c" style:font-weight-asian="bold" style:font-weight-complex="bold"/>
    </style:style>
    <style:style style:name="T7" style:family="text">
      <style:text-properties officeooo:rsid="0006371b"/>
    </style:style>
    <style:style style:name="T8" style:family="text">
      <style:text-properties officeooo:rsid="000903e6"/>
    </style:style>
    <style:style style:name="T9" style:family="text">
      <style:text-properties fo:font-weight="bold" officeooo:rsid="00062e09" style:font-weight-asian="bold" style:font-weight-complex="bold"/>
    </style:style>
    <style:style style:name="T10" style:family="text">
      <style:text-properties fo:font-weight="bold" officeooo:rsid="000b2f25" style:font-weight-asian="bold" style:font-weight-complex="bold"/>
    </style:style>
    <style:style style:name="T11" style:family="text">
      <style:text-properties officeooo:rsid="000ce5ff"/>
    </style:style>
    <style:style style:name="T12" style:family="text">
      <style:text-properties officeooo:rsid="000d4be7"/>
    </style:style>
    <style:style style:name="T13" style:family="text">
      <style:text-properties officeooo:rsid="0003f3f1"/>
    </style:style>
    <style:style style:name="T14" style:family="text">
      <style:text-properties officeooo:rsid="000f0984"/>
    </style:style>
    <style:style style:name="T15" style:family="text">
      <style:text-properties officeooo:rsid="000dc64c"/>
    </style:style>
    <style:style style:name="T16" style:family="text">
      <style:text-properties officeooo:rsid="00109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MC Oral Health</text:p>
      <text:p text:style-name="P2">RESPONSE TO <text:span text:style-name="T1">H</text:span><text:span text:style-name="T2">ANDLING</text:span><text:span text:style-name="T1"> </text:span><text:span text:style-name="T2">EDITOR</text:span><text:span text:style-name="T1"> </text:span><text:span text:style-name="T2">AND </text:span>REVIEWERS COMMENTS:</text:p>
      <text:p text:style-name="P1"/>
      <text:p text:style-name="P1">Title: <text:span text:style-name="T3">Finite Element Analysis of the Influence of Microplate Spacing on the Stability of Mandibular Ramus Fracture Fixation</text:span></text:p>
      <text:p text:style-name="P1">Submission ID: <text:span text:style-name="T3">052a1263-4d57-4e26-978c-e7795939d81a</text:span></text:p>
      <text:p text:style-name="P3">Submission version:<text:span text:style-name="T3"> v.3.0</text:span></text:p>
      <text:p text:style-name="P4"><text:tab/><text:line-break/><text:span text:style-name="T4">Dear </text:span><text:span text:style-name="T1">Dr. Qamar and </text:span><text:span text:style-name="T4">Reviewer</text:span><text:span text:style-name="T1">s</text:span><text:span text:style-name="T4">,</text:span></text:p>
      <text:p text:style-name="P4"><text:tab/>Thank you sincerely for your valuable feedback and insightful suggestions on our manuscript. Your expert comments have significantly enhanced the academic rigor and clarity of our work. We have carefully addressed each of your concerns and implemented corresponding revisions throughout the manuscript.</text:p>
      <text:p text:style-name="P4"/>
      <text:p text:style-name="P5"><text:span text:style-name="T5">Response to </text:span>Handling Editor</text:p>
      <text:p text:style-name="P5"/>
      <text:p text:style-name="P6">Comment:</text:p>
      <text:p text:style-name="P7">“The article is interesting in exploring the role of elements influence Microplate Spacing. English editing is recommended for the article by the Language Editing Service of BMC..”</text:p>
      <text:p text:style-name="P6">Response:</text:p>
      <text:p text:style-name="P7"><text:span text:style-name="T6"><text:tab/></text:span>Thank you very much for handling our manuscript and for your positive feedback on our work. We are truly encouraged by your recognition of the significance of our research, as well as your recommendation to use the BMC Language Editing Service. We have decided to proceed with this service to ensure the language quality of our manuscript meets the journal's standards.</text:p>
      <text:p text:style-name="P7"/>
      <text:p text:style-name="P5">Additional Inquiry:</text:p>
      <text:p text:style-name="P7"/>
      <text:p text:style-name="P7">Could you kindly guide us on the following:</text:p>
      <text:p text:style-name="P8"/>
      <text:p text:style-name="P9"><text:span text:style-name="T7"><text:tab/>1.What is the specific procedure for using the BMC Language Editing Service?</text:span></text:p>
      <text:p text:style-name="P9"/>
      <text:p text:style-name="P10"><text:span text:style-name="T7"><text:tab/>2.</text:span><text:span text:style-name="T1">Are there any discounts or waivers available for authors from our institution?</text:span></text:p>
      <text:p text:style-name="P10"/>
      <text:p text:style-name="P10"/>
      <text:p text:style-name="P11"><text:span text:style-name="T5">Response to Reviewer</text:span><text:span text:style-name="T8">1</text:span></text:p>
      <text:p text:style-name="P11"/>
      <text:p text:style-name="P11">Comment<text:span text:style-name="T8">1</text:span>:</text:p>
      <text:p text:style-name="P12">“In the Introduction:</text:p>
      <text:p text:style-name="P12">1. Would you add the percentages of the ramus fracture versus other fractures of the mandible in the literature.”</text:p>
      <text:p text:style-name="P13">Response:</text:p>
      <text:p text:style-name="P13">添加以下描述<text:span text:style-name="T2">：</text:span></text:p>
      <text:p text:style-name="P14">The incidence of mandibular ramus fractures accounts for 17.5% of all mandibular fractures.</text:p>
      <text:p text:style-name="P15">引用参考文献</text:p>
      <text:p text:style-name="P15"/>
      <text:p text:style-name="P15"><text:span text:style-name="T9">Comment</text:span><text:span text:style-name="T10">2</text:span><text:span text:style-name="T9">:</text:span><text:span text:style-name="T1"><text:tab/></text:span></text:p>
      <text:p text:style-name="P15">“Materials and methods:</text:p>
      <text:p text:style-name="P15"><text:s text:c="4"/>Write the full name of the following abbreviations: DICOM format. CBCT”</text:p>
      <text:p text:style-name="P16">Response:</text:p>
      <text:p text:style-name="P16">添加缩写的全称</text:p>
      <text:p text:style-name="P17">Cone Beam Computed Tomography(CBCT) </text:p>
      <text:p text:style-name="P15">Digital Imaging and Communications in Medicine(DICOM)</text:p>
      <text:p text:style-name="P15"><text:soft-page-break/><text:span text:style-name="T9">Comment</text:span><text:span text:style-name="T10">3</text:span><text:span text:style-name="T9">:</text:span><text:span text:style-name="T1"><text:tab/></text:span></text:p>
      <text:p text:style-name="P15">Discussion:</text:p>
      <text:p text:style-name="P15"><text:span text:style-name="T2">“</text:span>1. Remove :Open reduction internal fixation and leave ORIF<text:span text:style-name="T2">“</text:span></text:p>
      <text:p text:style-name="P16">Response:</text:p>
      <text:p text:style-name="P17">移除了讨论第二段的<text:span text:style-name="T2">“</text:span>Open reduction internal fixation (ORIF) is a commonly used treatment method for maxillofacial fractures. <text:span text:style-name="T2">”中的“</text:span>Open reduction internal fixation<text:span text:style-name="T2">”，保留“</text:span>ORIF<text:span text:style-name="T2">”</text:span></text:p>
      <text:p text:style-name="P17"/>
      <text:p text:style-name="P15"><text:span text:style-name="T9">Comment</text:span><text:span text:style-name="T10">4</text:span><text:span text:style-name="T9">:</text:span><text:span text:style-name="T1"><text:tab/></text:span></text:p>
      <text:p text:style-name="P15"><text:span text:style-name="T11">“</text:span>2. Writing the authors should be corrected: “Champy [17, 18]” The 1st study included another author, while the other study included two more authors.</text:p>
      <text:p text:style-name="P15">So, it should be: The studies of Champy and Lodde [17] and Champy et al [18] first proposed the concept of a tension band in the mandibular angle,…</text:p>
      <text:p text:style-name="P15">This should be applied for all references.<text:span text:style-name="T11">”</text:span></text:p>
      <text:p text:style-name="P18">Response:</text:p>
      <text:p text:style-name="P19">在意见中要求的格式已经修改，并仔细的检查了全文其他参考文献引用部分，并均进行修改</text:p>
      <text:p text:style-name="P20"/>
      <text:p text:style-name="P21"><text:span text:style-name="T1">Comment</text:span><text:span text:style-name="T12">5</text:span><text:span text:style-name="T1">:<text:tab/></text:span></text:p>
      <text:p text:style-name="P22"><text:span text:style-name="T12">“</text:span>3. From the manuscript: “Studies have shown that when the relative displacement between the fracture ends is within 0.15mm, direct healing can be achieved [28]. In this experiment, the fracture gap was set to 1mm, and the relative displacement of the fracture during functional activities was measured”</text:p>
      <text:p text:style-name="P22">You have written that studies used 0.15 mm, while yu put only one reference!</text:p>
      <text:p text:style-name="P23">Do you mean 0.1 mm?</text:p>
      <text:p text:style-name="P23"><text:span text:style-name="T12">Justify why you selected 0.1 instead 0.15 which was applied in the literature.”</text:span></text:p>
      <text:p text:style-name="P24">Response:</text:p>
      <text:p text:style-name="P25">非常抱歉此处因为引用文献的问题<text:span text:style-name="T12">，给您造成了误解，其中“</text:span><text:span text:style-name="T13">In this experiment, the fracture gap was set to 1mm</text:span><text:span text:style-name="T12">”的描述是28号引用文献中的描述，即是在两骨折块之间存在1mm间隙的情况下进行实验，我在他们的研究的时候，发现在骨折间隙为1mm的情况下，能完成一期愈合的标准时的最大相对位移为0,15mm，我们使用最大相对位移为0.15</text:span><text:span text:style-name="T14">mm</text:span><text:span text:style-name="T12">作为判断标准，来判断时候能达到一期愈合的标准</text:span><text:span text:style-name="T15">。我</text:span><text:span text:style-name="T12">们考虑到而在颌面部手术的时候，在直视的情况下，通常可以达到两骨折块之间无间隙的情况，故我们的研究尊重临床的真实情况，设置为两骨折块之间是无间隙的状态进行实验</text:span><text:span text:style-name="T14">，此指标适用与对于骨折一期愈合的判定标准，已被大多数骨折的研究引用。</text:span></text:p>
      <text:p text:style-name="P26"/>
      <text:p text:style-name="P27"><text:span text:style-name="T1">Comment</text:span><text:span text:style-name="T16">6</text:span><text:span text:style-name="T1">:<text:tab/></text:span></text:p>
      <text:p text:style-name="P28">“4. Add a study pointed out that Risdon approach can be used for ramus fracture to put two plates with the distance between them is 20 mm. While other approaches are indicated when more distance is required.”</text:p>
      <text:p text:style-name="P29">Response:</text:p>
      <text:p text:style-name="P29"/>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3:40:57.830363961</meta:creation-date>
    <dc:date>2025-02-13T15:35:05.794591830</dc:date>
    <meta:editing-duration>PT35M47S</meta:editing-duration>
    <meta:editing-cycles>7</meta:editing-cycles>
    <meta:generator>LibreOffice/24.8.4.2$Linux_X86_64 LibreOffice_project/3e97788786b20d724e2ed0ea7a111abce73cab63</meta:generator>
    <meta:document-statistic meta:table-count="0" meta:image-count="0" meta:object-count="0" meta:page-count="2" meta:paragraph-count="52" meta:word-count="830" meta:character-count="3603" meta:non-whitespace-character-count="3139"/>
  </office:meta>
</office:document-meta>
</file>